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7fd" officeooo:paragraph-rsid="000067fd"/>
    </style:style>
    <style:style style:name="P2" style:family="paragraph" style:parent-style-name="Standard">
      <style:text-properties officeooo:rsid="00015910" officeooo:paragraph-rsid="00015910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067fd" officeooo:paragraph-rsid="000067f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067fd" officeooo:paragraph-rsid="000067f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15910" officeooo:paragraph-rsid="00015910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6pt" style:text-underline-style="solid" style:text-underline-width="auto" style:text-underline-color="font-color" fo:font-weight="bold" officeooo:rsid="000222be" officeooo:paragraph-rsid="000222b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02528c" officeooo:paragraph-rsid="0002528c"/>
    </style:style>
    <style:style style:name="P10" style:family="paragraph" style:parent-style-name="Standard">
      <style:text-properties fo:color="#3c763d" style:font-name="lucidatypewriter" fo:font-size="10pt" style:font-size-asian="10pt"/>
    </style:style>
    <style:style style:name="P11" style:family="paragraph" style:parent-style-name="Standard">
      <style:paragraph-properties>
        <style:tab-stops>
          <style:tab-stop style:position="6.006cm"/>
        </style:tab-stops>
      </style:paragraph-properties>
      <style:text-properties fo:color="#000000" style:font-name="lucidatypewriter" fo:font-size="15pt" style:text-underline-style="solid" style:text-underline-width="auto" style:text-underline-color="font-color" fo:font-weight="bold" officeooo:rsid="000222be" officeooo:paragraph-rsid="000222be" style:font-size-asian="15pt" style:font-weight-asian="bold" style:font-size-complex="15pt" style:font-weight-complex="bold"/>
    </style:style>
    <style:style style:name="P12" style:family="paragraph" style:parent-style-name="Standard">
      <style:paragraph-properties>
        <style:tab-stops>
          <style:tab-stop style:position="6.006cm"/>
        </style:tab-stops>
      </style:paragraph-properties>
      <style:text-properties fo:color="#000000" style:font-name="lucidatypewriter" fo:font-size="15pt" style:text-underline-style="solid" style:text-underline-width="auto" style:text-underline-color="font-color" fo:font-weight="bold" officeooo:rsid="000678cc" officeooo:paragraph-rsid="000678cc" style:font-size-asian="15pt" style:font-weight-asian="bold" style:font-size-complex="15pt" style:font-weight-complex="bold"/>
    </style:style>
    <style:style style:name="P13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3pt" style:text-underline-style="none" fo:font-weight="normal" officeooo:rsid="000678cc" officeooo:paragraph-rsid="000678cc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officeooo:rsid="000748dc" officeooo:paragraph-rsid="000748dc"/>
    </style:style>
    <style:style style:name="T1" style:family="text">
      <style:text-properties officeooo:rsid="0001daf1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e<text:span text:style-name="T1">s</text:span></text:p>
      <text:p text:style-name="P1"/>
      <text:p text:style-name="P4">compar_radar_drift :</text:p>
      <text:p text:style-name="P4"/>
      <text:p text:style-name="P4"/>
      <text:p text:style-name="P7">comparaison des données des radars et des drifters</text:p>
      <text:p text:style-name="P9">Initialisation : configuration pey pob </text:p>
      <text:p text:style-name="P1"/>
      <text:p text:style-name="P1"/>
      <text:p text:style-name="P5">configuration pey pob : </text:p>
      <text:p text:style-name="P7"/>
      <text:p text:style-name="P7"/>
      <text:p text:style-name="P7">infos sur les radars </text:p>
      <text:p text:style-name="P7"/>
      <text:p text:style-name="P7"/>
      <text:p text:style-name="P2"/>
      <text:p text:style-name="P5">d2r : conversion radian en degré :</text:p>
      <text:p text:style-name="P2"/>
      <text:p text:style-name="P2">[rad] = d2r(deg)</text:p>
      <text:p text:style-name="P2"/>
      <text:p text:style-name="P2"/>
      <text:p text:style-name="P6">drifter_list :</text:p>
      <text:p text:style-name="P6"/>
      <text:p text:style-name="P8">récupération des noms des fichiers des drifters</text:p>
      <text:p text:style-name="P6"/>
      <text:p text:style-name="P6"><text:span text:style-name="T2">function</text:span><text:span text:style-name="T3"> [ drifter_name ] = drifter_list( PATH_ORI )</text:span></text:p>
      <text:p text:style-name="P10"/>
      <text:p text:style-name="P10">% <text:s text:c="2"/>To create a list of drifter nc file </text:p>
      <text:p text:style-name="P10">% <text:s text:c="2"/>INPUT: <text:s/>PATH_ORI: where the files are stored</text:p>
      <text:p text:style-name="P10">% <text:s text:c="10"/></text:p>
      <text:p text:style-name="P10">% <text:s text:c="2"/>OUTPUT: drifter_name.long: the list of file with full path</text:p>
      <text:p text:style-name="P10">% <text:s text:c="10"/>drifter_name.short: the list of short name (without path)</text:p>
      <text:p text:style-name="P6"/>
      <text:p text:style-name="P6"/>
      <text:p text:style-name="P11">find_point_xy_limite</text:p>
      <text:p text:style-name="P11"/>
      <text:p text:style-name="P11"/>
      <text:p text:style-name="P11"/>
      <text:p text:style-name="P11"/>
      <text:p text:style-name="P11"/>
      <text:p text:style-name="P12">XYlonlat</text:p>
      <text:p text:style-name="P6"/>
      <text:p text:style-name="P13">convertisseur de coordonnées xy en lon lat et inversement </text:p>
      <text:p text:style-name="P2"/>
      <text:p text:style-name="P14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18:01.458676498</meta:creation-date>
    <dc:date>2020-02-12T15:42:33.515354983</dc:date>
    <meta:editing-duration>PT3H41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00" meta:character-count="648" meta:non-whitespace-character-count="535"/>
  </office:meta>
</office:document-meta>
</file>